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9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9-0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8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7-18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6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5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5-0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4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3-1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2-25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5-01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12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11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11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10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9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8-26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7-2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6-24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5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5-23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5-1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4-30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3-25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2-23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4-01-26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12-26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11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10-25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9-25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8-29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7-2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6-29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5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5-1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4-24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3-28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2-2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3-01-31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12-2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11-25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10-31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9-26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8-3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7-2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6-3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6-27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5-27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5-1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4-2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3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2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2-01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12-23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11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10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9-27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8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7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6-28 1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5-27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5-12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4-28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3-26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2-25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1-01-2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12-2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11-25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10-2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9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8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7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6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5-2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5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4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3-25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2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1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20-01-1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12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11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10-24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9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8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7-3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6-2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5-28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5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4-24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3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2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9-01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11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10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9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8-29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7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6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5-2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5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4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3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2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8-01-30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12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11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10-2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9-27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8-28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7-31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6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5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5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5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4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3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2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7-01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12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11-2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10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9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8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7-26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6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5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5-1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4-27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3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2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6-01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12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11-3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10-30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9-23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8-28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7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6-26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5-2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5-13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4-2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3-25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2-26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5-0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12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11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10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9-30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9-04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7-2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6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5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5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4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3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4-01-27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12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11-26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10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9-26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8-28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7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6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6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6-07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5-1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5-15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5-1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4-1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3-02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12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12-2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12-0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10-11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8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7-0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7-0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6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5-10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4-0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3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3-0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2-01-31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12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10-2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10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10-0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9-12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7-27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5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5-12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5-1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3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2-1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1-02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12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10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9-13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8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6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5-1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5-17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4-29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3-1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10-01-07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10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9-21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9-03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7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6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5-1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5-0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5-04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3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9-03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12-0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12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10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9-1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9-1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7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7-2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5-23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5-1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3-1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8-01-14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11-3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10-29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10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9-1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9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9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8-28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8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7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6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5-21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5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4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3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2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7-0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12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11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10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9-1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8-2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7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6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6-0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5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5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4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2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6-01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12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11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9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8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7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6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5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4-2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3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2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5-01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12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1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10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10-1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9-28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8-2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7-26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6-2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5-24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4-26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3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2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4-01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12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11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10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9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8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7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6-2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5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5-1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4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3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2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3-01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12-3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11-2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10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8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6-2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5-0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4-23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2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2-01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12-1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11-2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10-25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9-1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8-27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7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6-2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5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4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4-20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4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1-02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12-2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11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10-2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9-1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8-29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7-2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7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6-27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5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5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4-2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4-25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3-29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3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2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2000-01-2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12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11-22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10-2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9-2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8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8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7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6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5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5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3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9-01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11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10-2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9-10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9-0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8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6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5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5-11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4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3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2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8-01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12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9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9-11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8-2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8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7-0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6-0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5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5-0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4-1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3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7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12-0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10-31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10-0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9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8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6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6-0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5-2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5-0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4-0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3-01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2-05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6-01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12-0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11-0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10-0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9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9-0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8-0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7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6-0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5-1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5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2-0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5-01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12-0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11-0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10-0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9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8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8-0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7-0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6-0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5-1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4-2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3-15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4-01-1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12-01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11-0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10-0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9-1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9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8-04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7-02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6-0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5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4-22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3-0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3-01-0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12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11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10-1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9-1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9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8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7-0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6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5-0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5-0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4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3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1-3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2-01-0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12-0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11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10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9-1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9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8-0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7-0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6-0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5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5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4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3-0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2-0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1-01-02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12-0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11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10-0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9-1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9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8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7-0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6-0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5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5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4-0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3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2-05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9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11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11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10-05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9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9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8-01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7-1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6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5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4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3-0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2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9-01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12-0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10-3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10-06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9-2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9-0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8-0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7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5-1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5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3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2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1-29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8-01-0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11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10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9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9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8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6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6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6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4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4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2-2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12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10-1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9-1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7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7-04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6-0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5-0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4-0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3-0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2-14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6-01-0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12-0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10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9-0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8-1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6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5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4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3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3-0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5-01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12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11-0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10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9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8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7-0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6-1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5-0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4-0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2-0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4-01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11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10-31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10-04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9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8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8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7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5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5-1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5-0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4-0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3-0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2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3-01-0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12-0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11-0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10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9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9-0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7-2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6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6-0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5-04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4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3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2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2-01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12-01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10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10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9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8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8-0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6-1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5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5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4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4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3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2-03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1-01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11-0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10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9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9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7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6-0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3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80-02-2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11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7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6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5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5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2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9-01-2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12-1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12-0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11-06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10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9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9-0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7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6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6-0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5-0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4-0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3-2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2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1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8-01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12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12-0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10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9-23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5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7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5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6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70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249081053202</text:p>
          </table:table-cell>
          <table:table-cell office:value-type="string" calcext:value-type="string">
            <text:p>BITHLO 2 WELL AT BITHLO, FL</text:p>
          </table:table-cell>
          <table:table-cell office:value-type="string" calcext:value-type="string">
            <text:p>196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84" meta:object-count="0"/>
    <meta:user-defined meta:name="AppVersion">3.0</meta:user-defined>
  </office:meta>
</office:document-meta>
</file>